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75e97"/>
    </style:style>
    <style:style style:name="P2" style:family="paragraph" style:parent-style-name="Standard">
      <style:paragraph-properties fo:line-height="150%"/>
      <style:text-properties officeooo:rsid="000ab4e8" officeooo:paragraph-rsid="000ab4e8"/>
    </style:style>
    <style:style style:name="T1" style:family="text">
      <style:text-properties officeooo:rsid="00075e97"/>
    </style:style>
    <style:style style:name="T2" style:family="text">
      <style:text-properties officeooo:rsid="0008dcb1"/>
    </style:style>
    <style:style style:name="T3" style:family="text">
      <style:text-properties officeooo:rsid="000ab4e8"/>
    </style:style>
    <style:style style:name="T4" style:family="text">
      <style:text-properties officeooo:rsid="000c7d13"/>
    </style:style>
    <style:style style:name="T5" style:family="text">
      <style:text-properties officeooo:rsid="000d3d7c"/>
    </style:style>
    <style:style style:name="T6" style:family="text">
      <style:text-properties officeooo:rsid="000e3d1e"/>
    </style:style>
    <style:style style:name="T7" style:family="text">
      <style:text-properties officeooo:rsid="000e9e33"/>
    </style:style>
    <style:style style:name="T8" style:family="text">
      <style:text-properties officeooo:rsid="000f21ab"/>
    </style:style>
    <style:style style:name="T9" style:family="text">
      <style:text-properties officeooo:rsid="0010710c"/>
    </style:style>
    <style:style style:name="T10" style:family="text">
      <style:text-properties officeooo:rsid="00110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alamu’alaikum wr wb, hi guys. In this video saya akan memperkenalkan diri juga sekaligus mengenalkan sekolah saya. My name is Rafi Izzatul Rizqu Faris, I was 17 y.o. </text:span><text:span text:style-name="T2">saya bersekolah di SMK TARUNA BHAKTI dengan jurusan software engineer. </text:span><text:span text:style-name="T6">Saya sendiri miliki hobi yaitu membaca artikel. Dengan membaca article, saya bisa mempelajari mengenai hal – hal baru</text:span><text:span text:style-name="T2">. </text:span><text:span text:style-name="T3">I have interest di dunia pengembangan software </text:span><text:span text:style-name="T5">especially on</text:span><text:span text:style-name="T3"> terutama di ranah mobile development. </text:span><text:span text:style-name="T10">Saya sendiri adalah lulusan Google Developer Kejar dan juga Indosat IDCAMP 2019 dalam kelas Android Developer.</text:span><text:span text:style-name="T3"> </text:span><text:span text:style-name="T6">Saya juga tertarik untuk mengembangkan keahlian saya dalam dunia internet of things. </text:span><text:span text:style-name="T9">Saya sendiri tertarik pada 2 hal tersebut karena dengan menggabungkannya, saya dapat membuat produk yang menurut saya sangat menarik.</text:span><text:span text:style-name="T6"> </text:span><text:span text:style-name="T8">Corona Assistant adalah contoh IoT – Assistant based project yang saya buat untuk mengontrol environment yang ada dalam sebuah entitas</text:span><text:span text:style-name="T6">. </text:span><text:span text:style-name="T7">Untuk mengatahui project apa yang saya kerjakan sekarang, silahkan cek akun github saya yaitu RafiIzzatulRizquFaris.</text:span></text:p>
      <text:p text:style-name="P1"/>
      <text:p text:style-name="P2">Lanjut mengenai <text:span text:style-name="T10">profil</text:span> sekolahan saya. Seperti yg saya katakan sebelumnya, sekarang ini, saya sedang menempuh pendidikan di SMK taruna bhakti. Berletak di jl pekapuran, cimanggis kota depok. Memiliki 5 jurusan, yaitu boardcast <text:span text:style-name="T7">jurusan yang menghandle mengenai dunia film, broadcasting, dan lain sebagainya</text:span>, multimedia <text:span text:style-name="T7">jurusan yang menghandle mengenai dunia animasi, video dan audio, and many more</text:span>, Computer and Network Engineering <text:span text:style-name="T7">jurusan yang menghandle urusan jaringan, pc hardware, server, system administrator, dan lain - lain</text:span>, industrial electronics engineering <text:span text:style-name="T7">jurusan yang menghandle urusan automation, </text:span><text:span text:style-name="T8">elektronik, IoT, dan lain sebagainya</text:span>, dan jurusan yang saya <text:span text:style-name="T4">ambil yaitu software engineer, </text:span><text:span text:style-name="T8">jurusan yang menghandle urusan pengembangan website, mobile, dan juga dunia IoT</text:span><text:span text:style-name="T4">. </text:span><text:span text:style-name="T9">SMK Taruna Bhakti adalah sekolah yang mendapatkan juara satu untuk kategori sekolah berbasis TIK pada anugerah ATIKAN Jawa Barat 2018</text:span><text:span text:style-name="T4"> .</text:span><text:span text:style-name="T9">SMK Taruna Bhakti juga memiliki standar sertifikasi internasional dari microsoft, cisco, mikrotik, oracle, adobe, dan lain sebagainy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39:43.919924135</meta:creation-date>
    <dc:date>2020-08-07T21:16:07.947500458</dc:date>
    <meta:editing-duration>PT6M34S</meta:editing-duration>
    <meta:editing-cycles>1</meta:editing-cycles>
    <meta:document-statistic meta:table-count="0" meta:image-count="0" meta:object-count="0" meta:page-count="1" meta:paragraph-count="2" meta:word-count="292" meta:character-count="2092" meta:non-whitespace-character-count="1799"/>
    <meta:generator>LibreOffice/6.4.4.2$Linux_X86_64 LibreOffice_project/40$Build-2</meta:generator>
  </office:meta>
</office:document-meta>
</file>